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en" fo:country="US" fo:font-weight="normal" officeooo:rsid="0019441b" officeooo:paragraph-rsid="0019441b" style:font-size-asian="14pt" style:font-weight-asian="normal" style:font-size-complex="14pt" style:font-weight-complex="normal"/>
    </style:style>
    <style:style style:name="P2" style:family="paragraph" style:parent-style-name="Text_20_body">
      <style:text-properties style:font-name="Futura Std Condensed Light" fo:font-size="14pt" style:font-size-asian="14pt" style:font-size-complex="14pt"/>
    </style:style>
    <style:style style:name="P3" style:family="paragraph" style:parent-style-name="Text_20_body">
      <style:text-properties style:font-name="Futura Std Condensed Light" fo:font-size="14pt" officeooo:paragraph-rsid="002efc8c" style:font-size-asian="14pt" style:font-size-complex="14pt"/>
    </style:style>
    <style:style style:name="P4" style:family="paragraph" style:parent-style-name="Text_20_body">
      <style:text-properties style:font-name="Futura Std Condensed Light" fo:font-size="14pt" officeooo:paragraph-rsid="00305ecc" style:font-size-asian="14pt" style:font-size-complex="14pt"/>
    </style:style>
    <style:style style:name="P5" style:family="paragraph" style:parent-style-name="Standard">
      <style:paragraph-properties fo:text-align="center" style:justify-single-word="false"/>
      <style:text-properties fo:color="#c9211e" loext:opacity="100%" style:font-name="Futura Std Condensed Light" fo:font-size="14pt" fo:language="en" fo:country="US" fo:font-weight="normal" officeooo:rsid="0019441b" officeooo:paragraph-rsid="0019441b"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color="#c9211e" loext:opacity="100%" style:font-name="Futura Std Condensed Light" fo:font-size="14pt" fo:language="en" fo:country="US" fo:font-weight="normal" officeooo:rsid="0028d254" officeooo:paragraph-rsid="0028d254"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Futura Std Condensed" fo:font-size="18pt" fo:language="en" fo:country="US" fo:font-weight="normal" officeooo:rsid="0019441b" officeooo:paragraph-rsid="0019441b" style:font-size-asian="18pt" style:font-weight-asian="normal" style:font-size-complex="18pt" style:font-weight-complex="normal"/>
    </style:style>
    <style:style style:name="P8" style:family="paragraph" style:parent-style-name="Text_20_body">
      <style:text-properties fo:color="#000000" loext:opacity="100%" style:font-name="Futura Std Condensed Light" fo:font-size="14pt" fo:language="en" fo:country="US" officeooo:rsid="0028d254" officeooo:paragraph-rsid="001c43b0" style:font-size-asian="14pt" style:font-size-complex="14pt"/>
    </style:style>
    <style:style style:name="P9" style:family="paragraph" style:parent-style-name="Text_20_body">
      <style:text-properties style:font-name="Futura Std Condensed Light" fo:font-size="14pt" officeooo:paragraph-rsid="00305ecc" style:font-size-asian="14pt" style:font-size-complex="14pt"/>
    </style:style>
    <style:style style:name="T1" style:family="text">
      <style:text-properties officeooo:rsid="001a1005"/>
    </style:style>
    <style:style style:name="T2" style:family="text">
      <style:text-properties fo:color="#000000" loext:opacity="100%"/>
    </style:style>
    <style:style style:name="T3" style:family="text">
      <style:text-properties officeooo:rsid="00305ecc"/>
    </style:style>
    <style:style style:name="T4" style:family="text">
      <style:text-properties officeooo:rsid="0031adad"/>
    </style:style>
    <style:style style:name="T5" style:family="text">
      <style:text-properties officeooo:rsid="003355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s conneries de l’animateur radio</text:p>
      <text:p text:style-name="P1"/>
      <text:p text:style-name="P1"/>
      <text:p text:style-name="P1"/>
      <text:p text:style-name="P5">Tout <text:span text:style-name="T1">ce qui suit </text:span>est à titre indicatif <text:span text:style-name="T1">(</text:span>je ne suis pas animateur radio<text:span text:style-name="T1">)</text:span>, tu peux tout changer si tu veux. ChatGPT m’a aidé pour le « style » animateur <text:span text:style-name="T1">radio </text:span><text:span text:style-name="T5">(et la traduction) </text:span>mais je ne suis pas persuadé du truc, <text:span text:style-name="T5">tu feras ta sauce</text:span>.</text:p>
      <text:p text:style-name="P6"><text:span text:style-name="T5">Et toujours, p</text:span>our l’inspiration, on tirera avantage de l’écoute de la musique à Bernard (oui, la musique à Bernard) ici : <text:a xlink:type="simple" xlink:href="https://lesiteinternetabernard.com/" text:style-name="Internet_20_link" text:visited-style-name="Visited_20_Internet_20_Link"><text:span text:style-name="T2">https://lesiteinternetabernard.com/</text:span></text:a></text:p>
      <text:p text:style-name="P1"/>
      <text:p text:style-name="P1"/>
      <text:p text:style-name="P8">Howdy, y'all! It's Geoff 'The Outlaw' comin' atcha live from Paris, Texas on WTF-FM! Now, folks, hold onto your hats 'cause we got ourselves a real doozy today. Our sponsor, Bistro from Paris, wants us to mix things up with some music from Paris, France. I know, I know—why in the world would anyone want to listen to anything other than good ol' American tunes? But, hey, I gotta keep the lights on, so let's get through this together.</text:p>
      <text:p text:style-name="P2">Jingle radio.</text:p>
      <text:p text:style-name="P4">Alright, first up, we got a song called 'Bernard' by a band also named Bernard. Real original, huh? It's from their album 'Dans ton lit'—no clue what that means. Just bear with me, folks, we'll get through this. And hey, why not taste the flavors of Paris at Bistro from Paris? Authentic French cuisine that brings a touch of Parisian charm to your plate! Bistro from Paris, where you can feel the romance...</text:p>
      <text:p text:style-name="P4">Here's 'Bernard' on WTF-FM!</text:p>
      <text:p text:style-name="P2">Là, on écoute Bernard (la chanson).</text:p>
      <text:p text:style-name="P2">Well, that was... somethin'. I guess they call that punk over there, but it sure ain't the kind of music we're used to here in Texas. Anyway, let's keep goin'. Next, we got a track called 'Grand-père' from their first album 'Dans ton salon'. I think it's supposed to be a tearjerker or somethin'. Hang tight, y'all, and give it a listen on WTF-FM!</text:p>
      <text:p text:style-name="P2">Là, on écoute Grand-père.</text:p>
      <text:p text:style-name="P2">Alright, that was 'Grand-père'. I guess it's got some deep, emotional lyrics, but honestly, it sounded like more of that strange stuff. Anyway, let's move on. Next up is a track from Bernard's album 'La commune à Bernard'. It's called 'La semaine sanglante'—sounds like some kinda revolutionary nonsense, maybe <text:span text:style-name="T4">communist or worse</text:span>. Just hang in there with me, folks, and let's see what this is about. And hey, don't forget to taste the flavors of Paris at Bistro from Paris! Authentic French cuisine that brings a touch of Parisian charm to your plate, right here in Texas.</text:p>
      <text:p text:style-name="P2">Here's 'La semaine sanglante' on WTF-FM with probably a lot of shoutin' and carryin' on!</text:p>
      <text:p text:style-name="P2">Là, on écoute La semaine sanglante.</text:p>
      <text:p text:style-name="P3">Definitely not my cup of tea. Alright, y'all, we're almost through this. Next up is 'Coup de sang', an instrumental piece by Bernard. They tell me this was made for an art exhibition—yeah, I don't get it either. It's long, it's got too many instruments, and it changes all the time. Let's just get through it and see what happens. You're listenin' to WTF-FM!</text:p>
      <text:p text:style-name="P2"><text:soft-page-break/>Here's 'Coup de Sang' on WTF-FM!</text:p>
      <text:p text:style-name="P2">Là, on écoute Coup de Sang.</text:p>
      <text:p text:style-name="P2"><text:span text:style-name="T5">T</text:span>hat was... really somethin' else. I don't know about y'all, but that just didn't make any sense to me. Way too complicated and just plain weird. As we wrap up tonight's journey into this strange world of Bernard, I wanna thank y'all for stickin' with us on WTF-FM. It's been... interesting, to say the least.</text:p>
      <text:p text:style-name="P4"><text:span text:style-name="T3">N</text:span>ow, don't touch that dial! Next week, we got somethin' real special. Our sponsor, Bike de France, is bringin' us Flavien, a musician with some good ol' blues-rock vibes. Finally, some real music! So mark your calendars and stay tuned, 'cause you won't wanna miss Flavien's feature on WTF-FM next week. Until then, keep those radios tuned in for some proper tunes! And when you're ready to ride in style, remember: Pedal in Parisian elegance with Bike de France! This is Geoff 'The Outlaw' signin' off. Until next time, keep rockin' with WTF-FM!</text:p>
      <text:p text:style-name="P4">Jingle radio (encore). </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27T17:34:47.864000000</dc:date>
    <meta:editing-duration>PT2H49M50S</meta:editing-duration>
    <meta:editing-cycles>24</meta:editing-cycles>
    <meta:generator>LibreOffice/24.2.3.2$Windows_X86_64 LibreOffice_project/433d9c2ded56988e8a90e6b2e771ee4e6a5ab2ba</meta:generator>
    <meta:document-statistic meta:table-count="0" meta:image-count="0" meta:object-count="0" meta:page-count="2" meta:paragraph-count="19" meta:word-count="654" meta:character-count="3703" meta:non-whitespace-character-count="3071"/>
  </office:meta>
</office:document-meta>
</file>